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homa" svg:font-family="Tahoma, Calibri, Verdana, Geneva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style:font-name="Liberation Serif" fo:font-size="28pt" officeooo:paragraph-rsid="000fdea3" style:font-size-asian="28pt" style:font-size-complex="28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officeooo:paragraph-rsid="0010b260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fo:font-style="normal" fo:font-weight="normal" officeooo:rsid="0010b260" officeooo:paragraph-rsid="0010b260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Liberation Serif" fo:font-size="12pt" fo:font-style="normal" fo:font-weight="normal" officeooo:rsid="0010b260" officeooo:paragraph-rsid="001299dc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fo:break-before="page"/>
      <style:text-properties style:font-name="Liberation Serif" officeooo:paragraph-rsid="0010b260"/>
    </style:style>
    <style:style style:name="P6" style:family="paragraph" style:parent-style-name="Heading_20_1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4292e" style:font-name="Liberation Serif" fo:font-size="28pt" fo:letter-spacing="normal" fo:font-style="normal" fo:font-weight="bold" officeooo:paragraph-rsid="000fdea3" style:font-size-asian="28pt" style:font-size-complex="28pt"/>
    </style:style>
    <style:style style:name="T1" style:family="text">
      <style:text-properties fo:color="#333333" fo:letter-spacing="normal" fo:font-style="italic" fo:font-weight="bold" officeooo:rsid="000fdea3"/>
    </style:style>
    <style:style style:name="T2" style:family="text">
      <style:text-properties fo:color="#333333" fo:letter-spacing="normal" fo:font-style="italic" style:font-size-asian="12pt"/>
    </style:style>
    <style:style style:name="T3" style:family="text">
      <style:text-properties fo:color="#333333" fo:letter-spacing="normal" fo:font-style="italic" officeooo:rsid="000fdea3" style:font-size-asian="12pt"/>
    </style:style>
    <style:style style:name="T4" style:family="text">
      <style:text-properties fo:color="#333333" fo:letter-spacing="normal" fo:font-style="italic" officeooo:rsid="001299dc" style:font-size-asian="12pt"/>
    </style:style>
    <style:style style:name="T5" style:family="text">
      <style:text-properties fo:color="#333333" fo:letter-spacing="normal" style:font-size-asian="12pt"/>
    </style:style>
    <style:style style:name="T6" style:family="text">
      <style:text-properties fo:color="#333333" fo:font-style="italic" officeooo:rsid="000fdea3"/>
    </style:style>
    <style:style style:name="T7" style:family="text">
      <style:text-properties fo:color="#333333" fo:font-size="12pt" fo:letter-spacing="normal" style:font-size-asian="12pt" style:font-size-complex="12pt"/>
    </style:style>
    <style:style style:name="T8" style:family="text">
      <style:text-properties fo:color="#333333" fo:font-size="12pt" fo:letter-spacing="normal" officeooo:rsid="000fdea3" style:font-size-asian="12pt" style:font-size-complex="12pt"/>
    </style:style>
    <style:style style:name="T9" style:family="text">
      <style:text-properties fo:color="#333333" fo:font-size="12pt" fo:letter-spacing="normal" fo:font-style="italic" fo:font-weight="normal" style:font-size-asian="12pt" style:font-size-complex="12pt"/>
    </style:style>
    <style:style style:name="T10" style:family="text">
      <style:text-properties fo:color="#333333" fo:font-size="12pt" fo:letter-spacing="normal" fo:font-style="italic" fo:font-weight="normal" officeooo:rsid="000fdea3" style:font-size-asian="12pt" style:font-size-complex="12pt"/>
    </style:style>
    <style:style style:name="T11" style:family="text">
      <style:text-properties fo:color="#333333" fo:font-size="14pt" fo:letter-spacing="normal" fo:font-style="italic" fo:font-weight="bold" style:font-size-asian="14pt" style:font-size-complex="14pt"/>
    </style:style>
    <style:style style:name="T12" style:family="text">
      <style:text-properties fo:color="#333333" fo:font-size="13pt" fo:letter-spacing="normal" fo:font-style="italic" fo:font-weight="bold" style:font-size-asian="13pt" style:font-size-complex="13pt"/>
    </style:style>
    <style:style style:name="T13" style:family="text">
      <style:text-properties fo:color="#333333" fo:font-size="13pt" fo:letter-spacing="normal" fo:font-style="italic" fo:font-weight="bold" officeooo:rsid="0010b260" style:font-size-asian="13pt" style:font-size-complex="13pt"/>
    </style:style>
    <style:style style:name="T14" style:family="text">
      <style:text-properties fo:font-variant="normal" fo:text-transform="none" fo:color="#24292e" fo:font-size="12pt" fo:letter-spacing="normal" fo:font-style="normal" fo:font-weight="normal" style:font-size-asian="12pt" style:font-size-complex="12pt"/>
    </style:style>
    <style:style style:name="T15" style:family="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valuation 3 : 05/11/2018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h text:style-name="P6" text:outline-level="1"><text:span text:style-name="T6">Appel d'offres Alumnis</text:span></text:h>
      <text:p text:style-name="P1"><text:span text:style-name="T1"/></text:p>
      <text:p text:style-name="P5"><text:span text:style-name="T11">-- PRESENTATION GENERALE --</text:span><text:line-break/><text:line-break/><text:span text:style-name="T12">PROJET</text:span></text:p>
      <text:p text:style-name="P2"><text:span text:style-name="T13">La demande :</text:span><text:line-break/><text:span text:style-name="T8">Un </text:span><text:span text:style-name="T14">site qui permettra d'accueillir les futurs alumnis Simplon.</text:span><text:span text:style-name="T9"><text:line-break/></text:span><text:span text:style-name="T14">Sur cette plateforme, ils pourront échanger, améliorer leurs compétences, demander de l'aide voire échanger des opportunités de stage ou d'insertion professionnelle.</text:span><text:span text:style-name="T15"><text:line-break/></text:span></text:p>
      <text:p text:style-name="P2"><text:span text:style-name="T10"/></text:p>
      <text:p text:style-name="P2"><text:span text:style-name="T13">La solution proposée en bref :</text:span></text:p>
      <text:p text:style-name="P4"><text:span text:style-name="T5">• </text:span><text:span text:style-name="T2">Un si</text:span><text:span text:style-name="T4">te web/application web compatible mobile se présentant comme un fil d’actualité où tous les alumnis pourront s’inscrire et poster des messages.<text:line-break/></text:span><text:span text:style-name="T5">• </text:span><text:span text:style-name="T4">Ces messages auront tous un contexte. C’est à dire qu’il appartiendront à une catégorie précise parmis une liste prédéfinie (liste non exhaustive : évènement, offre d’emploi/stage, demande d’aide, partage de ressource …)</text:span></text:p>
      <text:p text:style-name="P4"><text:span text:style-name="T4">• Chaque message propose un espace de commentaire</text:span></text:p>
      <text:p text:style-name="P4"><text:span text:style-name="T4">• Chaque alumni </text:span></text:p>
      <text:p text:style-name="P3"><text:span text:style-name="T3">• Utilisateurs : Anciens élèves de Simplon </text:span><text:span text:style-name="T2">(Alumnis)</text:span><text:span text:style-name="T3">, ainsi que les recruteurs.<text:line-break/>• Application Web – Mobile First</text:span></text:p>
      <text:p text:style-name="P2"><text:line-break/><text:line-break/><text:span text:style-name="T11">-- ANALYSE ET CONCEPTION --</text:span><text:line-break/><text:line-break/> <text:span text:style-name="T12">CAS ET SCENARIOS D’UTILISATION</text:span><text:line-break/><text:span text:style-name="T7">• </text:span><text:span text:style-name="T9">Cas 1 : </text:span><text:span text:style-name="T10">Coté Alumni : </text:span><text:span text:style-name="T15"><text:line-break/></text:span><text:span text:style-name="T7">• </text:span><text:span text:style-name="T9">Cas 2</text:span></text:p>
      <text:p text:style-name="P2"><text:span text:style-name="T9"/></text:p>
      <text:p text:style-name="P2"><text:span text:style-name="T12">CAS ET SCENARIOS D’UTILISATION</text:span><text:line-break/><text:span text:style-name="T7">• </text:span><text:span text:style-name="T9">Cas 1 : </text:span><text:span text:style-name="T10">Coté Alumni : </text:span><text:span text:style-name="T15"><text:line-break/></text:span><text:span text:style-name="T7">• </text:span><text:span text:style-name="T9">Cas 2</text:span><text:line-break/><text:line-break/><text:span text:style-name="T12">DIAGRAMME DES CLASSES</text:span><text:line-break/><text:line-break/><text:span text:style-name="T12">SPECIFICITES TECHNIQUES</text:span><text:line-break/><text:span text:style-name="T9">Matériel utilisé…</text:span><text:span text:style-name="T1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homa" svg:font-family="Tahoma, Calibri, Verdana, Geneva, sans-serif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12:55.398141522</meta:creation-date>
    <dc:date>2018-11-05T11:45:22.233761055</dc:date>
    <meta:editing-duration>PT33S</meta:editing-duration>
    <meta:editing-cycles>1</meta:editing-cycles>
    <meta:document-statistic meta:table-count="0" meta:image-count="0" meta:object-count="0" meta:page-count="2" meta:paragraph-count="11" meta:word-count="175" meta:character-count="1129" meta:non-whitespace-character-count="952"/>
    <meta:generator>LibreOffice/6.0.6.2$Linux_X86_64 LibreOffice_project/00m0$Build-2</meta:generator>
  </office:meta>
</office:document-meta>
</file>